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61in" style:rel-column-width="2428*"/>
    </style:style>
    <style:style style:name="Table1.B" style:family="table-column">
      <style:table-column-properties style:column-width="5.0069in" style:rel-column-width="721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4195" officeooo:paragraph-rsid="001b4195"/>
    </style:style>
    <style:style style:name="P2" style:family="paragraph" style:parent-style-name="Table_20_Contents">
      <style:text-properties officeooo:rsid="001c809d" officeooo:paragraph-rsid="001c809d"/>
    </style:style>
    <style:style style:name="P3" style:family="paragraph" style:parent-style-name="Table_20_Contents">
      <style:text-properties officeooo:rsid="001fe372" officeooo:paragraph-rsid="001fe372"/>
    </style:style>
    <style:style style:name="P4" style:family="paragraph" style:parent-style-name="Table_20_Contents">
      <style:text-properties officeooo:rsid="001fe372" officeooo:paragraph-rsid="0020121c"/>
    </style:style>
    <style:style style:name="P5" style:family="paragraph" style:parent-style-name="Text_20_body">
      <style:text-properties officeooo:rsid="00199e1b"/>
    </style:style>
    <style:style style:name="P6" style:family="paragraph" style:parent-style-name="Text_20_body">
      <style:text-properties officeooo:rsid="00199e1b" officeooo:paragraph-rsid="00199e1b"/>
    </style:style>
    <style:style style:name="T1" style:family="text">
      <style:text-properties officeooo:rsid="002055f4"/>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fbeschlagung</text:p>
      <text:p text:style-name="P5"/>
      <text:section text:style-name="Sect1" text:name="bde71d0a-6758-4e31-8b3f-e64ac5e8dd3a">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Iohanna</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06.06.2022</text:p>
              <text:p text:style-name="P4"><text:span text:style-name="T1">in </text:span>8.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able:table-cell>
          </table:table-row>
        </table:table>
        <text:p text:style-name="P6"/>
      </text:section>
      <text:section text:style-name="Sect1" text:name="3aecf481-dce3-475d-a37d-54add832a007">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qert</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25.07.2022</text:p>
              <text:p text:style-name="P4"><text:span text:style-name="T1">in </text:span>15.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qert</text:p>
            </table:table-cell>
          </table:table-row>
        </table:table>
        <text:p text:style-name="P6"/>
      </text:section>
      <text:section text:style-name="Sect1" text:name="dc8b9f5b-4061-467c-ae9a-07abfe876aa5">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Manfred</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22.08.2022</text:p>
              <text:p text:style-name="P4"><text:span text:style-name="T1">in </text:span>19.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Rolando hinten beschlagen</text:p>
            </table:table-cell>
          </table:table-row>
        </table:table>
        <text:p text:style-name="P6"/>
      </text:section>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23:27:11.658408234</meta:creation-date>
    <dc:date>2022-04-05T00:12:08.210572047</dc:date>
    <meta:editing-duration>PT34M43S</meta:editing-duration>
    <meta:editing-cycles>7</meta:editing-cycles>
    <meta:generator>LibreOffice/7.2.6.2$Linux_X86_64 LibreOffice_project/20$Build-2</meta:generator>
    <meta:document-statistic meta:table-count="1" meta:image-count="0" meta:object-count="0" meta:page-count="1" meta:paragraph-count="10" meta:word-count="14" meta:character-count="161" meta:non-whitespace-character-count="157"/>
  </office:meta>
</office:document-meta>
</file>